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6fc7e" officeooo:paragraph-rsid="0016fc7e"/>
    </style:style>
    <style:style style:name="P2" style:family="paragraph" style:parent-style-name="Standard">
      <style:text-properties officeooo:rsid="0016fc7e" officeooo:paragraph-rsid="0016fc7e"/>
    </style:style>
    <style:style style:name="P3" style:family="paragraph" style:parent-style-name="Standard" style:list-style-name="L2">
      <style:text-properties officeooo:rsid="0016fc7e" officeooo:paragraph-rsid="0016fc7e"/>
    </style:style>
    <style:style style:name="P4" style:family="paragraph" style:parent-style-name="Standard" style:list-style-name="L4">
      <style:text-properties officeooo:rsid="0016fc7e" officeooo:paragraph-rsid="0016fc7e"/>
    </style:style>
    <style:style style:name="P5" style:family="paragraph" style:parent-style-name="Standard" style:list-style-name="L5">
      <style:text-properties officeooo:rsid="0016fc7e" officeooo:paragraph-rsid="0016fc7e"/>
    </style:style>
    <style:style style:name="P6" style:family="paragraph" style:parent-style-name="Standard" style:list-style-name="L7">
      <style:text-properties officeooo:rsid="0018e855" officeooo:paragraph-rsid="0018e8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1871583306" text:style-name="L7">
        <text:list-item>
          <text:p text:style-name="P6">Top Navbar !</text:p>
        </text:list-item>
      </text:list>
      <text:list xml:id="list2077599681" text:style-name="L1">
        <text:list-item>
          <text:p text:style-name="P1">Student Details :-</text:p>
        </text:list-item>
      </text:list>
      <text:list xml:id="list2279291569" text:style-name="L2">
        <text:list-item>
          <text:p text:style-name="P3">Student ID</text:p>
        </text:list-item>
        <text:list-item>
          <text:p text:style-name="P3">Full Name</text:p>
        </text:list-item>
        <text:list-item>
          <text:p text:style-name="P3">Department</text:p>
        </text:list-item>
        <text:list-item>
          <text:p text:style-name="P3">Year</text:p>
        </text:list-item>
        <text:list-item>
          <text:p text:style-name="P3">Batch (Any)</text:p>
        </text:list-item>
        <text:list-item>
          <text:p text:style-name="P3">Phone No.</text:p>
        </text:list-item>
        <text:list-item>
          <text:p text:style-name="P3">Email</text:p>
        </text:list-item>
        <text:list-item>
          <text:p text:style-name="P3">Profile Picture</text:p>
          <text:p text:style-name="P3"/>
        </text:list-item>
      </text:list>
      <text:list xml:id="list4200588224" text:style-name="L4">
        <text:list-item>
          <text:p text:style-name="P4">Student Profile :-</text:p>
        </text:list-item>
      </text:list>
      <text:list xml:id="list2890799862" text:style-name="L5">
        <text:list-item>
          <text:p text:style-name="P5">Student ID</text:p>
        </text:list-item>
        <text:list-item>
          <text:p text:style-name="P5">Full Name :-</text:p>
        </text:list-item>
        <text:list-item>
          <text:p text:style-name="P5">Full Class</text:p>
        </text:list-item>
        <text:list-item>
          <text:p text:style-name="P5">Profile Picture</text:p>
        </text:list-item>
        <text:list-item>
          <text:p text:style-name="P5">Attendance</text:p>
        </text:list-item>
        <text:list-item>
          <text:p text:style-name="P5">Last Test Marks !</text:p>
        </text:list-item>
      </text:list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3:17:51.012460965</meta:creation-date>
    <dc:date>2021-10-31T13:29:14.024650992</dc:date>
    <meta:editing-duration>PT1M12S</meta:editing-duration>
    <meta:editing-cycles>1</meta:editing-cycles>
    <meta:document-statistic meta:table-count="0" meta:image-count="0" meta:object-count="0" meta:page-count="1" meta:paragraph-count="18" meta:word-count="53" meta:character-count="227" meta:non-whitespace-character-count="207"/>
    <meta:generator>LibreOffice/6.4.7.2$Linux_X86_64 LibreOffice_project/40$Build-2</meta:generator>
  </office:meta>
</office:document-meta>
</file>